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/>----------------------------------------------------------- </text:p>
      <text:p text:style-name="Standard"><text:s text:c="12"/>Analyze Portfolio: <text:s text:c="53"/></text:p>
      <text:p text:style-name="Standard"><text:s text:c="12"/>--------------------------------------------------------------------- </text:p>
      <text:p text:style-name="Standard"><text:s text:c="12"/>Beta : 0.701 <text:tab/> Alpha: -0.007 <text:tab/> \ </text:p>
      <text:p text:style-name="Standard"><text:s text:c="12"/>Sharpe: -0.058 <text:tab/> Sortino: -0.086 </text:p>
      <text:p text:style-name="Standard"><text:s text:c="12"/>--------------------------------------------------------------------- </text:p>
      <text:p text:style-name="Standard"><text:s text:c="12"/>VaR : 0.104 <text:tab/> cVaR: 0.119 <text:tab/> \ </text:p>
      <text:p text:style-name="Standard"><text:s text:c="12"/>VaR/cVaR: 1.153 <text:tab/> Drawdown: 0.227</text:p>
      <text:p text:style-name="Standard"><text:s text:c="12"/>---------------------------------------------------------------------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MX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05T01:56:03.127000000</meta:creation-date>
    <dc:date>2024-06-05T01:56:06.970000000</dc:date>
    <meta:editing-duration>PT3S</meta:editing-duration>
    <meta:editing-cycles>1</meta:editing-cycles>
    <meta:document-statistic meta:table-count="0" meta:image-count="0" meta:object-count="0" meta:page-count="1" meta:paragraph-count="9" meta:word-count="26" meta:character-count="568" meta:non-whitespace-character-count="381"/>
    <meta:generator>LibreOffice/7.6.0.3$Windows_X86_64 LibreOffice_project/69edd8b8ebc41d00b4de3915dc82f8f0fc3b6265</meta:generator>
  </office:meta>
</office:document-meta>
</file>